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423cm" fo:text-align="start" style:justify-single-word="false" fo:orphans="2" fo:widows="2" fo:text-indent="0cm" style:auto-text-indent="false"/>
    </style:style>
    <style:style style:name="P2" style:family="paragraph" style:parent-style-name="Heading_20_3">
      <style:text-properties fo:font-variant="normal" fo:text-transform="none" fo:color="#24292e" style:font-name="apple-system" fo:letter-spacing="normal" fo:font-style="normal" fo:font-weight="bold"/>
    </style:style>
    <style:style style:name="P3" style:family="paragraph" style:parent-style-name="Text_20_body">
      <style:paragraph-properties fo:margin-left="0cm" fo:margin-right="0cm" fo:margin-top="0cm" fo:margin-bottom="0.423cm"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Alimenter une base de données</text:h>
      <text:h text:style-name="P2" text:outline-level="3">Exercice 2</text:h>
      <text:p text:style-name="P1"><text:span text:style-name="Strong_20_Emphasis"><text:span text:style-name="T2">La structure de la base de données vous impose de remplir les tables dans un ordre défini, afin de respecter les contraintes de clés étrangères</text:span></text:span><text:span text:style-name="T1"> : Quel est l'ordre à adopter ? </text:span></text:p>
      <text:p text:style-name="P3">L'ordre d'alimentation d'une base de données doit suivre un ordre plus ou moins précis.</text:p>
      <text:p text:style-name="P3">1</text:p>
      <text:p text:style-name="P3">Les tables qui ne se référent à aucune autres doivent être crées et alimentées en premières. C'est à dire les tables sans clés étrangère . Ces tables peuvent avoir une clé étrangère sur elle mêmes, la sous catégorie doit être nul ou se référer à une catégorie existante.</text:p>
      <text:p text:style-name="P3">2</text:p>
      <text:p text:style-name="P3">Vienne ensuite la création et <text:s/>l'alimentation des tables avec des clés étrangères sur d'autres tables déjà crées et alimentées. C'est à dire que lors de l'alimentation de ces tables, la clé étrangère doit exister dans la tables où elles se réfère. Par exemple, pour un client avec un pays, son pays doit déjà être alimenté dans la table pays. En cas de sous catégories, la réglé présenté en 1 s’applique de la même façon.</text:p>
      <text:p text:style-name="P3">3 </text:p>
      <text:p text:style-name="P3">Pour la suppression, il s'agit d'appliquer un ordre inverse de celui de la création ou bien dans un autre cas, si on supprime une table parente avec des données dont une autre table se réfère, il faudra faire alors une suppression en casca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dir Boudjerada</meta:initial-creator>
    <meta:creation-date>2020-11-11T15:28:21.19</meta:creation-date>
    <dc:date>2020-11-12T18:44:35.20</dc:date>
    <dc:creator>Nadir Boudjerada</dc:creator>
    <meta:editing-duration>PT1H37M18S</meta:editing-duration>
    <meta:editing-cycles>3</meta:editing-cycles>
    <meta:generator>OpenOffice/4.1.7$Win32 OpenOffice.org_project/417m1$Build-9800</meta:generator>
    <meta:document-statistic meta:table-count="0" meta:image-count="0" meta:object-count="0" meta:page-count="1" meta:paragraph-count="10" meta:word-count="221" meta:character-count="1238"/>
  </office:meta>
</office:document-meta>
</file>